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1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5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mpkr4ie4mtn4"/><text:span text:style-name="T1">Skrypt do prezentacji:</text:span></text:p>
      <text:p text:style-name="P13"><text:bookmark text:name="_p5n1g9qvq0t"/><text:span text:style-name="T2">1. Wprowadzenie/Wybór grafu</text:span></text:p>
      <text:p text:style-name="P1">Analizowany graf został wygenerowany na podstawie pozyskanych informacji.<text:line-break/><text:span text:style-name="T3"><text:line-break/>2. Opis grafu</text:span></text:p>
      <text:p text:style-name="P1">Nasz graf ma 99 wierzchołków i 197 krawędzi. Jest to skierowany i ważony graf, który opisuje relacje między różnymi obiektami w układzie słonecznym, takimi jak planety, asteroidy, księżyce i inne ciała niebieskie. <text:line-break/>Krawędzie łączące dwa wierzchołki są wyznaczone na podstawie 1 z 4 rodzajów relacji: Wymiana danych, Eksploracja, Interakcja grawitacyjna, Orbita [wyjaśnienie co oznaczają te relacje]<text:line-break/>Najczęściej występowała relacja typu <text:span text:style-name="T3">Exploration</text:span> (57), a następnie <text:span text:style-name="T3">Data Exchange</text:span> (50).<text:line-break/>Wagi relacji rozkładały się równomiernie w zakresie od 5 do 98.<text:line-break/>(ponieważ graf jest generowany, relacje nie odzwierciedlają rzeczywistości).<text:line-break/><text:span text:style-name="T3"><text:line-break/>3. Wierzchołki grafu</text:span></text:p>
      <text:p text:style-name="P1">To z prezentacji</text:p>
      <text:p text:style-name="P13"><text:bookmark text:name="_pj1qe4qw1bac"/><text:span text:style-name="T2">4. Spójność</text:span></text:p>
      <text:p text:style-name="P1">Graf jest spójny w sensie słabym, ale posiada 25 silnie spójnych składowych. Największa z nich obejmuje ponad 75% wszystkich wierzchołków, podczas gdy reszta ma po około 1,1%.</text:p>
      <text:p text:style-name="P1"><text:span text:style-name="T3">5. Rozkład stopni wierzchołków</text:span></text:p>
      <text:p text:style-name="P1">Średni stopień wierzchołka wynosi 1,99, <text:line-break/>Węzły z najniższym stopniem (np. Ziemia i niektóre asteroidy) mają tylko jedną relację.<text:line-break/>Największy stopień równy 8 osiągnęło 5 asteroid. <text:line-break/>Najwięcej wierzchołków miało stopień 2, 3, 4 i 5</text:p>
      <text:p text:style-name="P1">Średni stopień ważony to 105,071<text:line-break/>Maksymalny stopień ważony to 532 – osiągnięty przez Urana, a najmniejszy 7 (asteroida). </text:p>
      <text:p text:style-name="P1"><text:span text:style-name="T3">6. Ogólne metryki</text:span></text:p>
      <text:p text:style-name="P1"><text:span text:style-name="T3">Średnica grafu: 14<text:line-break/></text:span>Średnica wskazuje na najdłuższą odległość między dwoma wierzchołkami w grafie. Długość 14 sugeruje, że mimo losowego charakteru relacji, istnieją pewne węzły, które są znacznie oddalone od siebie.</text:p>
      <text:p text:style-name="P1"><text:span text:style-name="T3">Promień grafu: 0<text:line-break/></text:span>Promień to minimalna ekscentryczność wierzchołków. Wartość 0 oznacza, że istnieją wierzchołki (np. Ziemia, Neptun, Eris, asteroidy), które są odizolowane w sensie braku dostępności do innych wierzchołków, co skutkuje ich zerowym closeness i eccentricity.</text:p>
      <text:p text:style-name="P1"><text:span text:style-name="T3">Średnia długość ścieżki: 5,48<text:line-break/></text:span>Średnia odległość między parami wierzchołków sugeruje, że większość węzłów jest stosunkowo blisko siebie, co jest typowe dla grafów, które są częściowo połączone w dużą, dominującą składową (jak tutaj).</text:p>
      <text:p text:style-name="P1"><text:span text:style-name="T3">Gęstość: 0,02<text:line-break/></text:span>Gęstość grafu jest bardzo niska, co wskazuje, że w grafie występuje stosunkowo mało krawędzi w stosunku do liczby wszystkich możliwych połączeń. Jest to spójne z faktem, że większość relacji w grafie jest rozproszona i losowa.</text:p>
      <text:p text:style-name="P1"><text:span text:style-name="T3">7</text:span><text:span text:style-name="T2">. </text:span><text:span text:style-name="T3">Parametry wierzchołków</text:span></text:p>
      <text:p text:style-name="P1">W analizie centralności zwróciliśmy uwagę na kilka miar:</text:p>
      <text:p text:style-name="P2"><text:span text:style-name="T3">Betweenness centrality:</text:span> Najwyższą wartość osiągnęła jedna z asteroid (1376). Co ciekawe, Ziemia, Neptun, Eris i kilka księżyców mają wartość zerową, co oznacza, że nie pośredniczą w żadnych ścieżkach.</text:p>
      <text:p text:style-name="P2"><text:span text:style-name="T3">Closeness centrality:</text:span> Tylko dwie asteroidy osiągnęły maksymalną wartość 1, a większość innych obiektów ma bardzo niskie lub zerowe wartości.</text:p>
      <text:p text:style-name="P2"><text:span text:style-name="T3">Eccentricity:</text:span> Najwyższą wartość osiągnęła asteroida 65 (14), a zerowe wartości wskazują na brak połączeń wychodzących lub przychodzących w niektórych obiektach.</text:p>
      <text:p text:style-name="P13"><text:bookmark text:name="_yh19mg3l3d7"/><text:span text:style-name="T2">8. Analiza klastrów</text:span></text:p>
      <text:p text:style-name="P1">Wykorzystując modularity, podzieliliśmy graf na 10 klastrów. Modularity wyniosła 0,554, co oznacza umiarkowaną wyrazistość grup.<text:line-break/>Największy klaster zawierał 14% wierzchołków, najmniejszy 6%. Co ciekawe, planety i księżyce często pojawiały się w tych samych klastrach co asteroidy – np. Uran, Haumea i Ziemia znalazły się razem w jednym klastrze, a Słońce, Mars i Jowisz w innym. W klastrze nr 3 znalazły się same asteroidy.</text:p>
      <text:p text:style-name="P13"><text:bookmark text:name="_hqtktlp09358"/><text:span text:style-name="T2">9. Podsumowanie i wnioski</text:span></text:p>
      <text:p text:style-name="P1">Podsumowując, analiza tego grafu pokazała pewne ciekawe wzorce związane z miarami centralności i klastrami. Jednakże, ponieważ graf był generowany, wnioski są ograniczone do struktury samego grafu, a nie odzwierciedlają rzeczywistych relacji w układzie słonecznym. Najbardziej interesujące jest to, że węzły o najwyższych miarach centralności to głównie asteroidy, co pokazuje, że w generowanym grafie asteroidy odgrywają rolę kluczowych pośredników w sieci.</text:p>
      <text:p text:style-name="P1"/>
      <text:p text:style-name="P1"><text:soft-page-break/><text:line-break/><text:line-break/><text:line-break/><text:line-break/><text:line-break/><text:line-break/><text:line-break/><text:line-break/>------------------------------------------------------------------------------------------------------------------------</text:p>
      <text:p text:style-name="P14"><text:bookmark text:name="_avolb5qb1ypm"/><text:span text:style-name="T1">1. Ogólna struktura grafu</text:span></text:p>
      <text:list xml:id="list1749350081" text:style-name="WWNum4">
        <text:list-item>
          <text:p text:style-name="P3">Czy graf jest spójny? Jeśli nie, ile ma składowych spójnych i jakiej są wielkości?</text:p>
        </text:list-item>
        <text:list-item>
          <text:p text:style-name="P8">Jakie były największe i najmniejsze stopnie wierzchołków? Czy graf miał dużo wierzchołków o niskim stopniu, czy raczej dominowały węzły o wysokim stopniu?</text:p>
        </text:list-item>
      </text:list>
      <text:p text:style-name="P1"><text:line-break/>graf jest spójny w sensie weakly connected components <text:line-break/>ma 25 silnie spójnych składowych, jedna z tych składowych zawierała ponad 75% wierzchołków, reszta po 1.1%<text:line-break/>najmniejszy stopień wierzchołka 1 (asteroidy+Ziemia), największy 8(asteroidy), <text:line-break/>najwięcej wierzchołków miało stomień 2, 3, 4 i 5, <text:line-break/>średni stopień wierzchołka to 1.99 <text:line-break/>jesli chodzi o stopień ważony, to największy stopień wyniosł 532(Uran), a najmniejszy 7 (asteroida). <text:line-break/>Sredni stopień ważony to 105,071 </text:p>
      <text:p text:style-name="P14"><text:bookmark text:name="_22gzrearb6pu"/><text:span text:style-name="T1">2. Miary centralności</text:span></text:p>
      <text:list xml:id="list3067317537" text:style-name="WWNum3">
        <text:list-item>
          <text:p text:style-name="P4">Które węzły miały najwyższe wartości dla poszczególnych centralności (betweenness, closeness itp.)?</text:p>
        </text:list-item>
        <text:list-item>
          <text:p text:style-name="P9">Czy węzły o wysokiej centralności miały jakieś ciekawe relacje, np. były "mostami" pomiędzy częściami grafu?</text:p>
        </text:list-item>
      </text:list>
      <text:p text:style-name="P1"><text:line-break/><text:span text:style-name="T3">Betweeness:</text:span> największa miara 1376 (asteroida), na 4 vmiejscu jest Saturn, najmniejsza 0 (asteroidy, Ziemia, Neptun, Eris, księżyce Charon i Triton), <text:line-break/>najwyższe miary betweeness miały closeness na poziomie ok 0.24 i eccentricity 8-10 <text:span text:style-name="T3">Closeness:</text:span> największa miara 1 (asteroidy 86 i 41), najmniejsza 0 (asteroidy, Ziemia, Neptun, Eris), ale tylko dwie planety miały 1, potem był drastyczny spadek, bo kolejna największa wartość to 0.27,<text:line-break/> i asteroidy o największym centrality nie miały wysokiego betweeness, ale miały niskie eccentricity <text:line-break/><text:span text:style-name="T3">Eccentricity</text:span>: największa miara 14 (asteroida 65) najmniejsza miara 0 (asteroidy, Eris, Neptun, Ziemia), <text:line-break/>zerowe eccentricity= zerowe closeness= zerowe betweeness </text:p>
      <text:p text:style-name="P14"><text:bookmark text:name="_6mr1eytw0hr1"/><text:span text:style-name="T1">3. Analiza klastrowa</text:span></text:p>
      <text:list xml:id="list1719569267" text:style-name="WWNum2">
        <text:list-item>
          <text:p text:style-name="P5">Czy wykryto jakieś wyraźne klastry (grupy)? Jeśli tak, czy można je jakoś interpretować (np. klaster asteroid, klaster planet)?</text:p>
        </text:list-item>
        <text:list-item>
          <text:p text:style-name="P10">Ile było klastrów i jak były rozmieszczone?</text:p>
        </text:list-item>
      </text:list>
      <text:p text:style-name="Standard">Modularity: 0,554 <text:line-break/>Modularity with resolution: 0,554 <text:line-break/>Number of Communities: 10 <text:line-break/>Liczba wierzchołków w klastrach była mniej więcej równomiernie rozłożona: największy klaster miał 14% wierzchołków, najmniejszy 6% <text:line-break/>klaster 0: asteroidy, pluton, titan, <text:line-break/>1: vesta, asteroidy, pallas, eris, <text:line-break/>2:asteroidy, uran, haumea, ziemia, <text:line-break/>3: same asteroidy, <text:line-break/>4: asteroidy, słońce, mars, hygiea, jowisz, Io, księżyc, <text:line-break/>5: Wenus, europa, asteroidy, ceres, merkury, <text:line-break/>6: asteroidy, Ganimedes, Neptun, <text:line-break/>7: asteroidy, Charon, <text:line-break/>8: asteroidy, enceladus, makemake, kalisto, <text:line-break/>9:asteroidy, triton, saturn </text:p>
      <text:p text:style-name="P14"><text:bookmark text:name="_2p1hhnh5mg4v"/><text:span text:style-name="T1">4. Typ relacji i wagi</text:span></text:p>
      <text:list xml:id="list1341518210" text:style-name="WWNum5">
        <text:list-item>
          <text:p text:style-name="P6">Jakie były najczęściej występujące typy relacji (np. Gravitational Interaction, Orbita, Exploration)?</text:p>
        </text:list-item>
        <text:list-item>
          <text:p text:style-name="P11">Czy wagi relacji (Weight) były równomiernie rozłożone, czy niektóre relacje były znacznie silniejsze?</text:p>
        </text:list-item>
      </text:list>
      <text:p text:style-name="Standard">Data Exchange=50 <text:line-break/>Exploration=57 <text:line-break/>Gravitational Interaction=50 <text:line-break/>Orbita=40 <text:line-break/>czyli najczęściej exploration <text:line-break/>wagi relacji były od 5 do 98, ale były równomiernie rozłożone między rodzajem relacji </text:p>
      <text:p text:style-name="P14"><text:bookmark text:name="_syqjiv4jfoj4"/><text:span text:style-name="T1">5. Interpretacja wyników</text:span></text:p>
      <text:list xml:id="list2350563220" text:style-name="WWNum1">
        <text:list-item>
          <text:p text:style-name="P7">Czy można wyciągnąć jakiekolwiek wnioski, nawet hipotetyczne, dotyczące struktury układu słonecznego (np. "Niektóre asteroidy wydają się pełnić rolę pośredników w przepływie informacji")?</text:p>
        </text:list-item>
        <text:list-item>
          <text:p text:style-name="P12">Czy są elementy, które wydają się zaskakujące lub odbiegające od oczekiwań?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4" meta:word-count="964" meta:character-count="7103" meta:non-whitespace-character-count="6144"/>
    <meta:generator>LibreOfficeDev/6.0.5.2$Linux_X86_64 LibreOffice_project/</meta:generator>
  </office:meta>
</office:document-meta>
</file>